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Arabic1" svg:font-family="'Noto Sans Arab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e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t5" text:anchor-type="as-char" svg:y="-0.626cm" svg:width="3.503cm" svg:height="0.7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<office:font-face-decls><style:font-face style:name="Noto Sans Arabic1" svg:font-family="&apos;Noto Sans Arabic&apos;"/><style:font-face style:name="Liberation Serif" svg:font-family="&apos;Liberation Serif&apos;" style:font-family-generic="roman" style:font-pitch="variable"/><style:font-face style:name="Liberation Sans" svg:font-family="&apos;Liberation Sans&apos;" style:font-family-generic="swiss" style:font-pitch="variable"/><style:font-face style:name="Noto Sans Arabic" svg:font-family="&apos;Noto Sans Arabic&apos;" style:font-family-generic="system" style:font-pitch="variable"/><style:font-face style:name="Noto Sans CJK SC" svg:font-family="&apos;Noto Sans CJK SC&apos;" style:font-family-generic="system" style:font-pitch="variable"/><style:font-face style:name="Noto Serif CJK SC" svg:font-family="&apos;Noto Serif CJK SC&apos;" style:font-family-generic="system" style:font-pitch="variable"/></office:font-face-decls><office:styles><style:default-style style:family="graphic">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<style:paragraph-properties style:text-autospace="ideograph-alpha" style:line-break="strict" style:font-independent-line-spacing="false"><style:tab-stops/></style:paragraph-properties>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Noto Sans Arabic" style:font-size-complex="12pt" style:language-complex="ar style:country-complex="IN"/></style:default-style><style:default-style style:family="paragraph"><style:paragraph-properties fo:orphans="2" fo:widows="2" fo:hyphenation-ladder-count="no-limit" style:text-autospace="ideograph-alpha" style:punctuation-wrap="hanging" style:line-break="strict" style:tab-stop-distance="1.251cm" style:writing-mode="page"/>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Noto Sans Arabic" style:font-size-complex="12pt" style:language-complex="ar style:country-complex="IN" fo:hyphenate="false" fo:hyphenation-remain-char-count="2" fo:hyphenation-push-char-count="2"/></style:default-style><style:default-style style:family="table"><style:table-properties table:border-model="collapsing"/></style:default-style><style:default-style style:family="table-row"><style:table-row-properties fo:keep-together="auto"/></style:default-style><style:style style:name="Standard" style:family="paragraph" style:class="text"/><style:style style:name="Heading" style:family="paragraph" style:parent-style-name="Standard" style:next-style-name="Text_20_body" style:class="text"><style:paragraph-properties fo:margin-top="0.423cm" fo:margin-bottom="0.212cm" loext:contextual-spacing="false" fo:keep-with-next="always"/><style:text-properties style:font-name="Liberation Sans" fo:font-family="&apos;Liberation Sans&apos;" style:font-family-generic="swiss" style:font-pitch="variable" fo:font-size="14pt" style:font-name-asian="Noto Sans CJK SC" style:font-family-asian="&apos;Noto Sans CJK SC&apos;" style:font-family-generic-asian="system" style:font-pitch-asian="variable" style:font-size-asian="14pt" style:font-name-complex="Noto Sans Arabic" style:font-family-complex="&apos;Noto Sans Arabic&apos;" style:font-family-generic-complex="system" style:font-pitch-complex="variable" style:font-size-complex="14pt"/></style:style><style:style style:name="Text_20_body" style:display-name="Text body" style:family="paragraph" style:parent-style-name="Standard" style:class="text"><style:paragraph-properties fo:margin-top="0cm" fo:margin-bottom="0.247cm" loext:contextual-spacing="false" fo:line-height="115%"/></style:style><style:style style:name="List" style:family="paragraph" style:parent-style-name="Text_20_body" style:class="list"><style:text-properties style:font-size-asian="12pt" style:font-name-complex="Noto Sans Arabic1" style:font-family-complex="&apos;Noto Sans Arabic&apos;"/></style:style><style:style style:name="Caption" style:family="paragraph" style:parent-style-name="Standard" style:class="extra"><style:paragraph-properties fo:margin-top="0.212cm" fo:margin-bottom="0.212cm" loext:contextual-spacing="false" text:number-lines="false" text:line-number="0"/><style:text-properties fo:font-size="12pt" fo:font-style="italic" style:font-size-asian="12pt" style:font-style-asian="italic" style:font-name-complex="Noto Sans Arabic1" style:font-family-complex="&apos;Noto Sans Arabic&apos;" style:font-size-complex="12pt" style:font-style-complex="italic"/></style:style><style:style style:name="Index" style:family="paragraph" style:parent-style-name="Standard" style:class="index"><style:paragraph-properties text:number-lines="false" text:line-number="0"/><style:text-properties style:font-size-asian="12pt" style:font-name-complex="Noto Sans Arabic1" style:font-family-complex="&apos;Noto Sans Arabic&apos;"/></style:style><style:style style:name="Formula" style:family="graphic"><style:graphic-properties text:anchor-type="as-char" svg:y="0cm" fo:margin-left="0.201cm" fo:margin-right="0.201cm" style:vertical-pos="middle" style:vertical-rel="text" style:writing-mode="lr-tb"/></style:style><style:style style:name="OLE" style:family="graphic">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</style:style><text:outline-style style:name="Outline"><text:outline-level-style text:level="1" style:num-format=""><style:list-level-properties text:list-level-position-and-space-mode="label-alignment"><style:list-level-label-alignment text:label-followed-by="listtab"/></style:list-level-properties></text:outline-level-style><text:outline-level-style text:level="2" style:num-format=""><style:list-level-properties text:list-level-position-and-space-mode="label-alignment"><style:list-level-label-alignment text:label-followed-by="listtab"/></style:list-level-properties></text:outline-level-style><text:outline-level-style text:level="3" style:num-format=""><style:list-level-properties text:list-level-position-and-space-mode="label-alignment"><style:list-level-label-alignment text:label-followed-by="listtab"/></style:list-level-properties></text:outline-level-style><text:outline-level-style text:level="4" style:num-format=""><style:list-level-properties text:list-level-position-and-space-mode="label-alignment"><style:list-level-label-alignment text:label-followed-by="listtab"/></style:list-level-properties></text:outline-level-style><text:outline-level-style text:level="5" style:num-format=""><style:list-level-properties text:list-level-position-and-space-mode="label-alignment"><style:list-level-label-alignment text:label-followed-by="listtab"/></style:list-level-properties></text:outline-level-style><text:outline-level-style text:level="6" style:num-format=""><style:list-level-properties text:list-level-position-and-space-mode="label-alignment"><style:list-level-label-alignment text:label-followed-by="listtab"/></style:list-level-properties></text:outline-level-style><text:outline-level-style text:level="7" style:num-format=""><style:list-level-properties text:list-level-position-and-space-mode="label-alignment"><style:list-level-label-alignment text:label-followed-by="listtab"/></style:list-level-properties></text:outline-level-style><text:outline-level-style text:level="8" style:num-format=""><style:list-level-properties text:list-level-position-and-space-mode="label-alignment"><style:list-level-label-alignment text:label-followed-by="listtab"/></style:list-level-properties></text:outline-level-style><text:outline-level-style text:level="9" style:num-format=""><style:list-level-properties text:list-level-position-and-space-mode="label-alignment"><style:list-level-label-alignment text:label-followed-by="listtab"/></style:list-level-properties></text:outline-level-style><text:outline-level-style text:level="10" style:num-format=""><style:list-level-properties text:list-level-position-and-space-mode="label-alignment"><style:list-level-label-alignment text:label-followed-by="listtab"/></style:list-level-properties></text:outline-level-style></text:outline-style><text:notes-configuration text:note-class="footnote" style:num-format="1" text:start-value="0" text:footnotes-position="page" text:start-numbering-at="document"/><text:notes-configuration text:note-class="endnote" style:num-format="i" text:start-value="0"/><text:linenumbering-configuration text:number-lines="false" text:offset="0.499cm" style:num-format="1" text:number-position="left" text:increment="5"/></office:styles><office:automatic-styles><style:page-layout style:name="Mpm1">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<style:footnote-sep style:width="0.018cm" style:distance-before-sep="0.101cm" style:distance-after-sep="0.101cm" style:line-style="solid" style:adjustment="left" style:rel-width="25%" style:color="#000000"/></style:page-layout-properties><style:header-style/><style:footer-style/></style:page-layout></office:automatic-styles><office:master-styles><style:master-page style:name="Standard" style:page-layout-name="Mpm1"/></office:master-styles></office:document-styles>
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1T16:49:12.783769675</meta:creation-date>
    <dc:date>2019-10-24T13:28:33.100240754</dc:date>
    <meta:editing-duration>PT2M14S</meta:editing-duration>
    <meta:editing-cycles>4</meta:editing-cycles>
    <meta:generator>LibreOfficeDev/6.4.0.0.alpha1$Linux_X86_64 LibreOffice_project/acc28189d3e66cec00256a3adf3c90290aca0f61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n>750</mn>
      </mrow>
      <mi mathvariant="italic">abc</mi>
    </mrow>
    <annotation encoding="StarMath 5.0">m=750abc</annotation>
  </semantics>
</math>
</file>